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c57746" officeooo:paragraph-rsid="000689c7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9c9d" officeooo:paragraph-rsid="000689c7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57746" officeooo:paragraph-rsid="000689c7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6abfb" officeooo:paragraph-rsid="000689c7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90fb" officeooo:paragraph-rsid="000689c7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8faee" officeooo:paragraph-rsid="000689c7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aa736" officeooo:paragraph-rsid="000689c7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c404b" officeooo:paragraph-rsid="000689c7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dfad9" officeooo:paragraph-rsid="000689c7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1e5479c" officeooo:paragraph-rsid="000689c7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ce5df9" officeooo:paragraph-rsid="000689c7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c6abfb" officeooo:paragraph-rsid="000689c7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>
      <style:text-properties fo:font-variant="normal" fo:text-transform="none" fo:color="#000000" style:font-name="Liberation Serif" fo:font-size="12pt" fo:letter-spacing="normal" fo:font-style="italic" fo:font-weight="normal" officeooo:rsid="00c8faee" officeooo:paragraph-rsid="000689c7" style:font-size-asian="12pt" style:font-style-asian="italic" style:font-weight-asian="normal" style:font-size-complex="12pt" style:font-style-complex="italic" style:font-weight-complex="normal"/>
    </style:style>
    <style:style style:name="P14" style:family="paragraph" style:parent-style-name="Standard">
      <style:text-properties fo:font-variant="normal" fo:text-transform="none" fo:color="#000000" style:font-name="Dudu Cyryllic" fo:font-size="12pt" fo:letter-spacing="normal" fo:font-style="normal" fo:font-weight="normal" officeooo:rsid="00c57746" officeooo:paragraph-rsid="000689c7" style:font-size-asian="12pt" style:font-weight-asian="normal" style:font-size-complex="12pt" style:font-weight-complex="normal"/>
    </style:style>
    <style:style style:name="T1" style:family="text">
      <style:text-properties style:text-position="0% 100%" officeooo:rsid="00373677"/>
    </style:style>
    <style:style style:name="T2" style:family="text">
      <style:text-properties officeooo:rsid="014b2102"/>
    </style:style>
    <style:style style:name="T3" style:family="text">
      <style:text-properties officeooo:rsid="01e1e4ea"/>
    </style:style>
    <style:style style:name="T4" style:family="text">
      <style:text-properties officeooo:rsid="01e1afb5"/>
    </style:style>
    <style:style style:name="T5" style:family="text">
      <style:text-properties officeooo:rsid="0364c954"/>
    </style:style>
    <style:style style:name="T6" style:family="text">
      <style:text-properties officeooo:rsid="00c8faee"/>
    </style:style>
    <style:style style:name="T7" style:family="text">
      <style:text-properties officeooo:rsid="01e1fbd3"/>
    </style:style>
    <style:style style:name="T8" style:family="text">
      <style:text-properties officeooo:rsid="014ba424"/>
    </style:style>
    <style:style style:name="T9" style:family="text">
      <style:text-properties officeooo:rsid="036642df"/>
    </style:style>
    <style:style style:name="T10" style:family="text">
      <style:text-properties officeooo:rsid="00cc404b"/>
    </style:style>
    <style:style style:name="T11" style:family="text">
      <style:text-properties officeooo:rsid="01e358e6"/>
    </style:style>
    <style:style style:name="T12" style:family="text">
      <style:text-properties officeooo:rsid="00cdfad9"/>
    </style:style>
    <style:style style:name="T13" style:family="text">
      <style:text-properties officeooo:rsid="00ce5df9"/>
    </style:style>
    <style:style style:name="T14" style:family="text">
      <style:text-properties officeooo:rsid="01e64a1b"/>
    </style:style>
    <style:style style:name="T15" style:family="text">
      <style:text-properties officeooo:rsid="01e755cd"/>
    </style:style>
    <style:style style:name="T16" style:family="text">
      <style:text-properties officeooo:rsid="01fef376"/>
    </style:style>
    <style:style style:name="T17" style:family="text">
      <style:text-properties officeooo:rsid="00e0ea6c"/>
    </style:style>
    <style:style style:name="T18" style:family="text">
      <style:text-properties officeooo:rsid="00ce9c9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/></text:h>
      <text:p text:style-name="P3"/>
      <text:p text:style-name="P3">В ту пору никакие, даже самые смелые, умы в безудержных полётах <text:span text:style-name="T2">своих </text:span>фантази<text:span text:style-name="T2">й и</text:span> не помышляли об установке камер наблюдения в общественных местах.</text:p>
      <text:p text:style-name="P3">Что же, в таком случае, стало причиной непонятной сцены случившейся вечером того же дня в очереди пассажиров ожидающих автобус «Полёт» на остановке у киевского автовокзала междугороднего сообщения?</text:p>
      <text:p text:style-name="P3">Ответ один — бдительность таксиста.</text:p>
      <text:p text:style-name="P14"/>
      <text:p text:style-name="P12"><text:span text:style-name="T2">(...п</text:span>од «причиной» <text:span text:style-name="T3">тут </text:span>подразумевается привычное понимание данного термина <text:span text:style-name="T2">при</text:span> описании <text:span text:style-name="T4">реалий </text:span>окружающей действительности <text:span text:style-name="T4">посредством подстановки какой-либо из давно известных и </text:span>ортодоксальн<text:span text:style-name="T3">о согласованных</text:span> причинно-следственны<text:span text:style-name="T3">х</text:span> связ<text:span text:style-name="T3">ей</text:span>. </text:p>
      <text:p text:style-name="P12">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, чтобы выйти на новый уровень понимания мира и моей роли в нём...<text:span text:style-name="T2">)</text:span></text:p>
      <text:p text:style-name="P12"/>
      <text:p text:style-name="P4">Итак, вернёмся к водителю такси на стоянке у подземного перехода к залу автоматических камер хранения при <text:span text:style-name="T2">киевском </text:span>железнодорожном вокзале поездов дальнего следования.</text:p>
      <text:p text:style-name="P4"/>
      <text:p text:style-name="P4">В 17:06 из перехода поднялся молодой человек лет двадцати пяти-семи, рост один метр семьдесят восемь сантиметров, шатен, волосы прямые, с <text:s/>подстриженными усами. </text:p>
      <text:p text:style-name="P4">На нём был серый пиджак и серые брюки, несовпадающего с пиджаком оттенка. Под пиджаком виднелась летняя рубаха синего цвета.</text:p>
      <text:p text:style-name="P5">Шатен был явно чем-то расстроен и, сев в такси, предложил водителю спуститься вместо него <text:span text:style-name="T3">в подземный зал</text:span> и принести портфель и сумку из указанной камеры, шифр котор<text:span text:style-name="T3">о</text:span>й он назовёт.</text:p>
      <text:p text:style-name="P5">Водитель, естественно, отказался.</text:p>
      <text:p text:style-name="P5">Шатен впал в задумчивость, крутя в пальцах обгорелую спичку, затем вздохнул, сломал спичку, стиснув её в пальцах правой руки, попросил немного подождать и скрылся в подземном переходе.</text:p>
      <text:p text:style-name="P5">Через пять минут он появился снова и попросил отвезти его на автовокзал. </text:p>
      <text:p text:style-name="P5">П<text:span text:style-name="T5">о прибытии</text:span> в <text:s/>указанное место, он расплатился, повесил сумку на левое плечо, взял портфель в ту же руку и, захлопнув дверцу, <text:span text:style-name="T3">типа, неприметно </text:span>протёр её никелированную ручку полой своего пиджака, <text:span text:style-name="T3">чтоб уничтожить, </text:span><text:s/>по всем канонам криминальных фильмов, <text:span text:style-name="T3">свои </text:span>отпечатк<text:span text:style-name="T3">и</text:span> пальцев; после чего скрылся в здании вокзала.</text:p>
      <text:p text:style-name="P5">Что оставалось делать водителю? </text:p>
      <text:p text:style-name="P5">Он позвонил оперативному работнику, <text:span text:style-name="T3">в штате</text:span> которого числился секретным сотрудником с псевдонимом «Трактор».</text:p>
      <text:p text:style-name="P5"/>
      <text:p text:style-name="P5">Чему стала свидетелем очередь пассажиров, в которую встал и я, вернувшись из здания автовокзала после посещения там мужского туалета и пятиминутной остановки в вестибюле для разглядывания <text:span text:style-name="T3">многометрового</text:span> плаката «Летайте самолётами Аэрофлота!» с улыбающейся стюардессой в пилотке?</text:p>
      <text:p text:style-name="P5"/>
      <text:p text:style-name="P5">Неподалёку от остановки резко остановилась чисто вымытая машина «жигули» ярко-красного цвета. Из неё вышел темноволосый мужчина в <text:span text:style-name="T5">тёмных </text:span>очках, подошёл ко мне и, протянув ключ зажигания на связке с другими ключами, сказал:</text:p>
      <text:p text:style-name="P5">- Садись в машину, сейчас поедем.</text:p>
      <text:p text:style-name="P5">Я <text:span text:style-name="T3">молча </text:span>отвернулся.</text:p>
      <text:p text:style-name="P5">Мужчина проследовал в здание автовокзала. </text:p>
      <text:p text:style-name="P5">Вскоре из-за правого угла здания появились два молодых человека — один в форме <text:soft-page-break/>милиционера, второй в гражданке — и заняли позицию сбоку очереди.</text:p>
      <text:p text:style-name="P5">Из-за левого угла вышел <text:span text:style-name="T5">тот </text:span>мужчина в <text:span text:style-name="T5">тёмных </text:span>очках со спутником невысокого роста, в кепке. </text:p>
      <text:p text:style-name="P5">Мужчина остановился с другой стороны очереди, а человек в кепке — явный ханыга и алкаш — смешавшись с очередью, приблизился ко мне.</text:p>
      <text:p text:style-name="P5">Он стал тереться об меня сзади. Очередь непонимающе оглядывалась. <text:span text:style-name="T6">Я безучастно стоял с сумкой на одном плече и портфелем в другой руке. </text:span></text:p>
      <text:p text:style-name="P6">Неприглядную сцену прекратило появление автобуса с надписью «Полёт» на борту.</text:p>
      <text:p text:style-name="P6">По пути в Борисполь я не отвечал на недоуменные взгляды попутчиков, возвращаясь умственным взором к тому, чего не подсмотрела <text:s/>тогда ещё не установленная камера наблюдения в пустом мужском туалете автовокзала.</text:p>
      <text:p text:style-name="P6"/>
      <text:p text:style-name="P6">Я подошёл к наклонному корыту общего писсуара и высыпал туда горчично-коричневый порошок всей «дури», что была при мне. Упаковочный лист бумаги я смял и бросил в урну.</text:p>
      <text:p text:style-name="P6">Всё по канонам криминальных фильмов с участием Бельмондо в главной роли.</text:p>
      <text:p text:style-name="P6"/>
      <text:p text:style-name="P13"><text:span text:style-name="T2">(...т</text:span>ак что меня можно программировать не только текстом, но и через фильмы тоже.</text:p>
      <text:p text:style-name="P13">В дальнейшей жизни, вплоть до <text:span text:style-name="T5">текущего момента,</text:span> я не курил ни «дури», ни анаши, ни «дряни» ни иже с ними...<text:span text:style-name="T2">)</text:span></text:p>
      <text:p text:style-name="P13"/>
      <text:p text:style-name="P6">В аэропорту Борисполя я сдал багаж в неавтоматическую камеру хранения — пускай проверят и убедятся, что нет смысле тереть об меня своих ханыг-провокаторов.</text:p>
      <text:p text:style-name="P6">Билет до Одессы на пролетающий из Москвы самолёт стоил 17 руб., <text:span text:style-name="T3">что не превышало остававшейся </text:span><text:s/>у меня <text:span text:style-name="T3">суммы в</text:span> 20 руб. для прожития до аванса на стройках города-порта Южный.</text:p>
      <text:p text:style-name="P6"/>
      <text:p text:style-name="P6">Одесский аэропорт я в темноте не разглядел <text:span text:style-name="T3">и </text:span>оттуда автобусом доехал до автовокзала, который оказался абсолютной копией киевского и где все кассы были <text:s/>уже заперты, но камера хранения ещё работала и <text:span text:style-name="T7">в зале ожидания </text:span>имелись с<text:span text:style-name="T8">к</text:span>а<text:span text:style-name="T8">мьи</text:span> для ночёвки сидя.</text:p>
      <text:p text:style-name="P6"/>
      <text:p text:style-name="P7">Конечно <text:span text:style-name="T7">же</text:span>, я чувствовал себя победителем, <text:span text:style-name="T7">поскольку, </text:span>несмотря ни на что, сумел прорваться через Киев. Головокружение от успеха заверяло меня в <text:span text:style-name="T7">полной </text:span>своей неуязвимости. </text:p>
      <text:p text:style-name="P7">Возвращение к реальному положению вещей оказалось не слишком приятным, когда к заднему выходу <text:span text:style-name="T7">потянулась</text:span> <text:s/><text:span text:style-name="T7">разрозненная </text:span>шеренга <text:s/>пассажиров на первый <text:span text:style-name="T9">утренний </text:span>автобус, <text:span text:style-name="T7">минуя, </text:span><text:s/>друг за другом, <text:s/><text:span text:style-name="T7">то место</text:span>, где <text:span text:style-name="T7">в полудрёме</text:span> <text:span text:style-name="T7">сидел</text:span> я, <text:span text:style-name="T7">откинув,</text:span> <text:span text:style-name="T10">с демонстративной <text:s/>наглостью </text:span>победител<text:span text:style-name="T10">я, <text:s/>голову на беззащитно открытой всем и вся шее поверх спинки скамьи.</text:span></text:p>
      <text:p text:style-name="P8"><text:span text:style-name="T11">Боль от </text:span>игл<text:span text:style-name="T11">ы</text:span> <text:s/>правее кадыка <text:span text:style-name="T11">заставила меня</text:span> <text:span text:style-name="T11">у</text:span>хвати<text:span text:style-name="T11">т</text:span>ся за кожу в районе сонной артерии.</text:p>
      <text:p text:style-name="P8">Разумеется, никакой иглы там не оказалось, <text:span text:style-name="T12">но ощущение глубоко вонзённой или, скорее, впопыхах выдернутой оттуда иглы долго не проходило. </text:span></text:p>
      <text:p text:style-name="P9">Ближайшие полчаса я морщился и потирал пустую шею.</text:p>
      <text:p text:style-name="P9">В кассе мне ответили, что в Южный отсюда рейсов нет, туда ходят автобусы местного сообщения и мне нужно на автостанцию номер три у <text:span text:style-name="T13">Нового базара</text:span>.</text:p>
      <text:p text:style-name="P9">Добравшись туда и стоя перед расписанием, <text:s/>где в <text:span text:style-name="T11">разные часы</text:span> повторял<text:span text:style-name="T9">а</text:span>сь <text:span text:style-name="T9">строка</text:span> «Южный», «Южный», «Южный» — я решил, что до отъезда <text:span text:style-name="T11">должен</text:span> прогуляться по Одессе, ведь это ж — боже <text:span text:style-name="T11">ж </text:span>ты чёрт побери мой!! <text:s/>— <text:s/>Одесса-мама!</text:p>
      <text:p text:style-name="P9">Ё-моё! <text:span text:style-name="T11">Я</text:span> — <text:s/>в Одессе!</text:p>
      <text:p text:style-name="P9"><text:span text:style-name="T11">В конце</text:span> небольшого зала стояли всего <text:span text:style-name="T11">пара</text:span> секци<text:span text:style-name="T11">й</text:span> автоматических камер хранения. Все <text:span text:style-name="T11">ячейки</text:span> оказались запертыми, за исключением одной в верхнем ряду.</text:p>
      <text:p text:style-name="P9">Я положил туда вещи, набрал шифр, опустил в щель 15 копеек и захлопнул дверцу. Она не зап<text:span text:style-name="T11">и</text:span>р<text:span text:style-name="T11">а</text:span>лась, <text:span text:style-name="T11">вот </text:span><text:s/>по<text:span text:style-name="T11">че</text:span>му и камера <text:span text:style-name="T11">свободна</text:span>.</text:p>
      <text:p text:style-name="P9">Я достал портфель, вынул документы и рассовал по внутренним карманам пиджака, потом <text:soft-page-break/>поставил портфель обратно и <text:span text:style-name="T11">по</text:span>тихоньк<text:span text:style-name="T11">у</text:span> прикрыл дверцу, чтоб<text:span text:style-name="T11">ы та</text:span> не распахивалась.</text:p>
      <text:p text:style-name="P9">На гребне подкатывающей эйфории я вышел из автостанции в Одессу.</text:p>
      <text:p text:style-name="P10"/>
      <text:p text:style-name="P11">Не каждому выпадает в жизни испытать полное счастье. </text:p>
      <text:p text:style-name="P11">Я — счастливчик; более того — могу указать время и место испытанного мною абсолютного счастья. Это те несколько часов <text:span text:style-name="T14">моего </text:span>первого выхода в Одессу.</text:p>
      <text:p text:style-name="P11"><text:span text:style-name="T14">У</text:span>лиц<text:span text:style-name="T14">ы, по которым я шёл, </text:span><text:s/>наполн<text:span text:style-name="T14">ялись</text:span> радостными бликами солнца. </text:p>
      <text:p text:style-name="P11">Я был частью всего вокруг и всё было частью меня в этом незнакомом городе, где <text:span text:style-name="T15">каждый узнавал </text:span>меня и <text:span text:style-name="T15">все </text:span>так давно <text:span text:style-name="T9">меня </text:span>ждали. </text:p>
      <text:p text:style-name="P11"><text:span text:style-name="T15">Мне передавалось</text:span> о чём думают люди и <text:span text:style-name="T15">я</text:span> мысленно отвечал им.</text:p>
      <text:p text:style-name="P11">Вот идёт навстречу женщина, радуясь собственной красоте. </text:p>
      <text:p text:style-name="P11"><text:span text:style-name="T15">Что ж,</text:span> есть чему! Ах, хороша! </text:p>
      <text:p text:style-name="P11">И она победно расцветает. </text:p>
      <text:p text:style-name="P11">Но у меня есть Ира. </text:p>
      <text:p text:style-name="P11">Женщина грустнеет и потупясь проходит мимо.</text:p>
      <text:p text:style-name="P11">Скучающему кавказцу средних лет я подб<text:span text:style-name="T16">расываю</text:span> мысль: «Э, Джавад! Помню твой удар кинжалом!» </text:p>
      <text:p text:style-name="P11"><text:span text:style-name="T15">И</text:span> плечи его <text:span text:style-name="T17">горестно </text:span>осели, <text:span text:style-name="T15">он, </text:span>дёрнув усом, <text:span text:style-name="T17"><text:s/>заугрюмился от нежданно всплывшего воспоминания про вероломный выпад неизвестного ему Джавада</text:span>.</text:p>
      <text:p text:style-name="P11">Ладно, не будем о грустном!</text:p>
      <text:p text:style-name="P11">Мимо спешит быстроногая стайка пионерского звена в алых галстуках <text:span text:style-name="T18">и белых рубашках</text:span>. <text:span text:style-name="T17">Спешат на торжества по случаю прибытия меня.</text:span></text:p>
      <text:p text:style-name="P2">Я захожу в большой книжный магазин, сделать выбор на будущее. Общаюсь с продавцами и посетителями не раскрывая рта.</text:p>
      <text:p text:style-name="P2">Прохожу по знаменитой лестнице с памятником Ришелье, который не кардинал. </text:p>
      <text:p text:style-name="P2">В зелёной роще неподалёку опять пионеры, но другое звено и мне <text:span text:style-name="T15">уже </text:span>приходится подать голос — слишком уж увлеклись наблюдением обыденных вагонов с товарами для порта.</text:p>
      <text:p text:style-name="P2">- Пионеры! Кораблю красивее вагонов! - кричу я им.</text:p>
      <text:p text:style-name="P2">Они, оглянувшись, улыбаются — узнали меня.</text:p>
      <text:p text:style-name="P2">Таксист отвозит меня в ресторан «Братислава», который днём столовая; показывает откуда надо заходить по будням, но сегодня праздник — мой приезд; и он тоже знает, что это долгожданный я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udu Cyryllic" svg:font-family="'Dudu Cyryll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7-03-02T19:28:28.418206462</meta:creation-date>
    <dc:date>2017-03-02T19:28:36.506781029</dc:date>
    <dc:creator>sehrguey </dc:creator>
    <meta:editing-duration>PT8S</meta:editing-duration>
    <meta:editing-cycles>1</meta:editing-cycles>
    <meta:document-statistic meta:table-count="0" meta:image-count="0" meta:object-count="0" meta:page-count="3" meta:paragraph-count="65" meta:word-count="1176" meta:character-count="7922" meta:non-whitespace-character-count="6758"/>
    <meta:generator>LibreOffice/4.3.3.2$Linux_x86 LibreOffice_project/430m0$Build-2</meta:generator>
  </office:meta>
</office:document-meta>
</file>